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2.42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4689in"/>
    </style:style>
    <style:style style:name="co13" style:family="table-column">
      <style:table-column-properties fo:break-before="auto" style:column-width="0.3346in"/>
    </style:style>
    <style:style style:name="co14" style:family="table-column">
      <style:table-column-properties fo:break-before="auto" style:column-width="2.5016in"/>
    </style:style>
    <style:style style:name="co15" style:family="table-column">
      <style:table-column-properties fo:break-before="auto" style:column-width="4.4209in"/>
    </style:style>
    <style:style style:name="co16" style:family="table-column">
      <style:table-column-properties fo:break-before="auto" style:column-width="3.84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6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text-underline-style="none"/>
    </style:style>
    <style:style style:name="ce19" style:family="table-cell" style:parent-style-name="Default">
      <style:text-properties fo:color="#c9211e" style:text-underline-style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ext-properties style:text-underline-style="none"/>
    </style:style>
    <style:style style:name="ce24" style:family="table-cell" style:parent-style-name="Default" style:data-style-name="N99"/>
    <style:style style:name="ce25" style:family="table-cell" style:parent-style-name="Default" style:data-style-name="N99"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22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5" table:default-cell-style-name="ce18"/>
        <table:table-column table:style-name="co12" table:default-cell-style-name="ce18"/>
        <table:table-column table:style-name="co13" table:default-cell-style-name="ce18"/>
        <table:table-column table:style-name="co10" table:number-columns-repeated="1010" table:default-cell-style-name="ce18"/>
        <table:table-row table:style-name="ro1">
          <table:table-cell table:style-name="ce16" office:value-type="string" calcext:value-type="string">
            <text:p>2022 Municipal Election Candidates</text:p>
          </table:table-cell>
          <table:table-cell table:style-name="ce16" office:value-type="string" calcext:value-type="string">
            <text:p>for all jurisdictions in Waterloo Region</text:p>
          </table:table-cell>
          <table:table-cell table:style-name="ce16" office:value-type="string" calcext:value-type="string">
            <text:p>Election Day: Monday, 24 October 2022</text:p>
          </table:table-cell>
          <table:table-cell table:style-name="ce16" table:number-columns-repeated="3"/>
          <table:table-cell table:style-name="ce20" office:value-type="string" calcext:value-type="string">
            <text:p>Nominations closed 19 August 2022 at 2:00pm</text:p>
          </table:table-cell>
          <table:table-cell table:style-name="Default"/>
          <table:table-cell table:style-name="ce16" table:number-columns-repeated="5"/>
          <table:table-cell table:style-name="ce16" office:value-type="string" calcext:value-type="string">
            <text:p><text:s/></text:p>
          </table:table-cell>
          <table:table-cell table:style-name="ce16" table:number-columns-repeated="1010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Elec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ImageURL</text:p>
          </table:table-cell>
          <table:table-cell table:style-name="ce2" office:value-type="string" calcext:value-type="string">
            <text:p>Incumbent</text:p>
          </table:table-cell>
          <table:table-cell table:style-name="ce2" office:value-type="string" calcext:value-type="string">
            <text:p>Unregistered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string" calcext:value-type="string">
            <text:p>Elected</text:p>
          </table:table-cell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Facebook</text:p>
          </table:table-cell>
          <table:table-cell table:style-name="ce2" office:value-type="string" calcext:value-type="string">
            <text:p>LinkedIn</text:p>
          </table:table-cell>
          <table:table-cell table:style-name="ce2" office:value-type="string" calcext:value-type="string">
            <text:p>YouTube</text:p>
          </table:table-cell>
          <table:table-cell table:style-name="ce2" office:value-type="string" calcext:value-type="string">
            <text:p>Instagram</text:p>
          </table:table-cell>
          <table:table-cell table:style-name="ce2" office:value-type="string" calcext:value-type="string">
            <text:p>Pinterest</text:p>
          </table:table-cell>
          <table:table-cell table:style-name="ce2" office:value-type="string" calcext:value-type="string">
            <text:p>Flickr</text:p>
          </table:table-cell>
          <table:table-cell table:style-name="ce2" office:value-type="string" calcext:value-type="string">
            <text:p>Tumblr</text:p>
          </table:table-cell>
          <table:table-cell table:style-name="ce2" office:value-type="string" calcext:value-type="string">
            <text:p>Calendar</text:p>
          </table:table-cell>
          <table:table-cell table:style-name="ce37" office:value-type="string" calcext:value-type="string">
            <text:p>MySpace</text:p>
          </table:table-cell>
          <table:table-cell table:style-name="ce37" office:value-type="string" calcext:value-type="string">
            <text:p>TikTok</text:p>
          </table:table-cell>
          <table:table-cell table:style-name="ce37" office:value-type="string" calcext:value-type="string">
            <text:p>Reddit</text:p>
          </table:table-cell>
          <table:table-cell table:style-name="ce17" office:value-type="string" calcext:value-type="string">
            <text:p>MunicipalityURL</text:p>
          </table:table-cell>
          <table:table-cell table:style-name="ce17" office:value-type="string" calcext:value-type="string">
            <text:p>MunicipalityLogo</text:p>
          </table:table-cell>
          <table:table-cell table:style-name="ce37" office:value-type="string" calcext:value-type="string">
            <text:p>HiddenNotes</text:p>
          </table:table-cell>
          <table:table-cell table:style-name="ce37" table:number-columns-repeated="995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4"/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 table:style-name="ce23" office:value-type="string" calcext:value-type="string">
            <text:p>87 Balmoral Drive, Brantford, Ontario</text:p>
          </table:table-cell>
          <table:table-cell office:value-type="string" calcext:value-type="string">
            <text:p>/Poliblog-Elections/images/dorothee-petit-pa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16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23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5"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17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e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4"/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5"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“(Rejected)” beside Michelle Goodridge’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2"/>
          <table:table-cell table:style-name="Default" office:value-type="string" calcext:value-type="string">
            <text:p>Rejected</text:p>
          </table:table-cell>
          <table:table-cell table:style-name="Default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24" table:number-columns-repeated="4"/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5"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5"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4"/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/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4"/>
          <table:table-cell office:value-type="string" calcext:value-type="string">
            <text:p>https://twitter.com/CLK74</text:p>
          </table:table-cell>
          <table:table-cell office:value-type="string" calcext:value-type="string">
            <text:p><text:a xlink:href="https://www.facebook.com/CoreyKimpsonWard3" xlink:type="simple">https://www.facebook.com/CoreyKimpsonWard3</text:a> 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<text:a xlink:href="https://www.instagram.com/elect_corey_kimpson_ward_3/" xlink:type="simple">https://www.instagram.com/elect_corey_kimpson_ward_3/</text:a> 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4"/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<text:a xlink:href="mailto:nate@natewhalen" xlink:type="simple">nate@natewhalen</text:a>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/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hipel4ward3.ca/" xlink:type="simple">https://hipel4ward3.ca/</text:a>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5"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4"/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4"/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/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5"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4"/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markdfisher.ca/" xlink:type="simple">https://markdfisher.ca</text:a> https://reviveward5.ca/</text:p>
          </table:table-cell>
          <table:table-cell table:style-name="Default" office:value-type="string" calcext:value-type="string">
            <text:p><text:a xlink:href="mailto:mark@markdfisher.ca" xlink:type="simple">mark@markdfisher.ca</text:a> markdfisher@reviveward5.ca</text:p>
          </table:table-cell>
          <table:table-cell table:style-name="Default" office:value-type="string" calcext:value-type="string">
            <text:p>Tel:+1-647-299-0947</text:p>
          </table:table-cell>
          <table:table-cell table:style-name="Default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4"/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5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4"/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4"/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5"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4"/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dhood@rogers.com" xlink:type="simple">dhood@rogers.com</text:a></text:p>
          </table:table-cell>
          <table:table-cell table:number-columns-repeated="2"/>
          <table:table-cell office:value-type="string" calcext:value-type="string">
            <text:p>/Poliblog-Elections/images/david-hood.jpg</text:p>
          </table:table-cell>
          <table:table-cell table:number-columns-repeated="6"/>
          <table:table-cell office:value-type="string" calcext:value-type="string">
            <text:p>https://www.linkedin.com/in/david-hood-0b193720/</text:p>
          </table:table-cell>
          <table:table-cell table:number-columns-repeated="9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4"/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</text:p>
          </table:table-cell>
          <table:table-cell office:value-type="string" calcext:value-type="string">
            <text:p>Tel:+1-519-352-4100 Tel:+1-647-241-2141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4"/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8/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 table:style-name="ce23" office:value-type="string" calcext:value-type="string">
            <text:p>16 Athlone Road, Cambridge, Ontario</text:p>
          </table:table-cell>
          <table:table-cell office:value-type="string" calcext:value-type="string">
            <text:p>/Poliblog-Elections/images/cody-botelho.jpg</text:p>
          </table:table-cell>
          <table:table-cell table:number-columns-repeated="4"/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2"/>
          <table:table-cell office:value-type="string" calcext:value-type="string">
            <text:p><text:a xlink:href="http://instagram.com/codybotelhoformayor/" xlink:type="simple">http://instagram.com/codybotelhoformayor/</text:a></text:p>
          </table:table-cell>
          <table:table-cell table:number-columns-repeated="7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6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info@VoteMcGarry.ca ryn.mcgarry@gmail.com</text:p>
          </table:table-cell>
          <table:table-cell table:style-name="Default" office:value-type="string" calcext:value-type="string">
            <text:p>Tel: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<text:a xlink:href="https://www.facebook.com/kathryn.mcgarry.5" xlink:type="simple">https://www.facebook.com/kathryn.mcgarry.5</text:a> 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 Tel:+1-519-222-2121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4"/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<text:a xlink:href="mailto:info@dougcraig.ca" xlink:type="simple">info@dougcraig.ca</text:a> 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office:value-type="string" calcext:value-type="string">
            <text:p>&lt;!--Tel:+1-519-222-9451--&gt;</text:p>
          </table:table-cell>
          <table:table-cell table:number-columns-repeated="995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4"/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<text:a xlink:href="https://www.facebook.com/votetylercalver" xlink:type="simple">https://www.facebook.com/votetylercalver</text:a>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4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25" table:number-columns-repeated="4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risaphillips.ca/" xlink:type="simple">http://www.marisaphillips.ca/</text:a></text:p>
          </table:table-cell>
          <table:table-cell office:value-type="string" calcext:value-type="string">
            <text:p>marisaptrustee@gmail.com</text:p>
          </table:table-cell>
          <table:table-cell office:value-type="string" calcext:value-type="string">
            <text:p>Tel:+1-519-573-7829</text:p>
          </table:table-cell>
          <table:table-cell/>
          <table:table-cell office:value-type="string" calcext:value-type="string">
            <text:p>/Poliblog-Elections/images/marisa-phillips.jpg</text:p>
          </table:table-cell>
          <table:table-cell table:number-columns-repeated="5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5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sikora4trustee.com/" xlink:type="simple">https://sikora4trustee.com</text:a></text:p>
          </table:table-cell>
          <table:table-cell office:value-type="string" calcext:value-type="string">
            <text:p>sikora.bob@gmail.com</text:p>
          </table:table-cell>
          <table:table-cell office:value-type="string" calcext:value-type="string">
            <text:p>Tel:+1-519-589-7065</text:p>
          </table:table-cell>
          <table:table-cell/>
          <table:table-cell office:value-type="string" calcext:value-type="string">
            <text:p>/Poliblog-Elections/images/robert-francis-sikora.webp</text:p>
          </table:table-cell>
          <table:table-cell table:number-columns-repeated="16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office:value-type="string" calcext:value-type="string">
            <text:p>Tel:+1-647-298-4584</text:p>
          </table:table-cell>
          <table:table-cell table:style-name="ce23" office:value-type="string" calcext:value-type="string">
            <text:p>15 Jaffray Street, Cambridge, Ontario</text:p>
          </table:table-cell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4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5"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4"/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cindyw_watson" xlink:type="simple">https://twitter.com/cindyw_watson</text:a>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25"/>
          <table:table-cell table:number-columns-repeated="3"/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5"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4"/>
          <table:table-cell office:value-type="string" calcext:value-type="string">
            <text:p>https://twitter.com/lux4cambridge</text:p>
          </table:table-cell>
          <table:table-cell office:value-type="string" calcext:value-type="string">
            <text:p><text:a xlink:href="https://www.facebook.com/people/Vote-Lux-Burgess-for-WRDSB-Trustee/100084763202459" xlink:type="simple">https://www.facebook.com/people/Vote-Lux-Burgess-for-WRDSB-Trustee/100084763202459</text:a></text:p>
          </table:table-cell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ndibond.ca/" xlink:type="simple">http://www.mandibond.ca/</text:a></text:p>
          </table:table-cell>
          <table:table-cell office:value-type="string" calcext:value-type="string">
            <text:p>electmandibond@gmail.com</text:p>
          </table:table-cell>
          <table:table-cell table:number-columns-repeated="2"/>
          <table:table-cell office:value-type="string" calcext:value-type="string">
            <text:p>/Poliblog-Elections/images/mandi-bond.jpg</text:p>
          </table:table-cell>
          <table:table-cell table:number-columns-repeated="4"/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<text:a xlink:href="https://www.facebook.com/Elect-Mandi-Bond-104330819090542" xlink:type="simple">https://www.facebook.com/Elect-Mandi-Bond-104330819090542</text:a></text:p>
          </table:table-cell>
          <table:table-cell table:number-columns-repeated="10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e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alanbecirevic@hotmail.com" xlink:type="simple">alanbecirevic@hotmail.com</text:a>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evic.jpg</text:p>
          </table:table-cell>
          <table:table-cell table:number-columns-repeated="5"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25" office:value-type="string" calcext:value-type="string">
            <text:p>Withdrawn before nomination deadline</text:p>
          </table:table-cell>
          <table:table-cell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office:value-type="string" calcext:value-type="string">
            <text:p>Tel:+1-519-498-7134</text:p>
          </table:table-cell>
          <table:table-cell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table:number-columns-repeated="9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ashershahzad.ca/" xlink:type="simple">https://www.ashershahzad.ca/</text:a> 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2"/>
          <table:table-cell office:value-type="string" calcext:value-type="string">
            <text:p>https://www.instagram.com/pation8/</text:p>
          </table:table-cell>
          <table:table-cell table:number-columns-repeated="7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/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/>
          <table:table-cell office:value-type="string" calcext:value-type="string">
            <text:p><text:a xlink:href="https://www.instagram.com/derrickrabethge/" xlink:type="simple">https://www.instagram.com/derrickrabethge/</text:a> <text:a xlink:href="https://www.instagram.com/rabethgederrick/" xlink:type="simple">https://www.instagram.com/rabethgederrick/</text:a> </text:p>
          </table:table-cell>
          <table:table-cell table:number-columns-repeated="7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5"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4"/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4"/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 Tel:+1-519-896-0607</text:p>
          </table:table-cell>
          <table:table-cell/>
          <table:table-cell office:value-type="string" calcext:value-type="string">
            <text:p>/Poliblog-Elections/images/matthew-griffin.jpg</text:p>
          </table:table-cell>
          <table:table-cell table:number-columns-repeated="4"/>
          <table:table-cell office:value-type="string" calcext:value-type="string">
            <text:p>https://twitter.com/MatthewG4Ward3</text:p>
          </table:table-cell>
          <table:table-cell table:number-columns-repeated="3"/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16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5"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4"/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https://www.linkedin.com/in/%F0%9F%87%A8%F0%9F%87%A6-ayo-owodunni-mba-51642743/</text:p>
          </table:table-cell>
          <table:table-cell/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4"/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 table:number-columns-repeated="2"/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 office:value-type="string" calcext:value-type="string">
            <text:p>https://www.facebook.com/jonfor5</text:p>
          </table:table-cell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/>
          <table:table-cell table:style-name="Default" office:value-type="string" calcext:value-type="string">
            <text:p>https://www.instagram.com/jonfor5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naveed.com/" xlink:type="simple">https://votenaveed.com/</text:a> https://naveednajmuddin.ca/</text:p>
          </table:table-cell>
          <table:table-cell office:value-type="string" calcext:value-type="string">
            <text:p><text:a xlink:href="mailto:votefornaveedward5@gmail.com" xlink:type="simple">votefornaveedward5@gmail.com</text:a> 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4"/>
          <table:table-cell office:value-type="string" calcext:value-type="string">
            <text:p>https://twitter.com/NajmuddinNaveed</text:p>
          </table:table-cell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table:number-columns-repeated="9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5"/>
          <table:table-cell office:value-type="string" calcext:value-type="string">
            <text:p>https://www.facebook.com/profile.php?id=10008557870727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19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table:number-columns-repeated="9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/>
          <table:table-cell table:style-name="Default" office:value-type="string" calcext:value-type="string">
            <text:p><text:a xlink:href="https://reddit/" xlink:type="simple">https://reddit</text:a>.com/user/BrooklinWR</text:p>
          </table:table-cell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vidaredman@gmail.com</text:p>
          </table:table-cell>
          <table:table-cell office:value-type="string" calcext:value-type="string">
            <text:p>Tel:+1-519-635-6673</text:p>
          </table:table-cell>
          <table:table-cell table:number-columns-repeated="18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4"/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/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6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6"/>
          <table:table-cell office:value-type="string" calcext:value-type="string">
            <text:p>https://www.linkedin.com/in/peter-davis-8011b317/</text:p>
          </table:table-cell>
          <table:table-cell table:number-columns-repeated="9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table:style-name="ce35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7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2"/>
          <table:table-cell office:value-type="string" calcext:value-type="string">
            <text:p>/Poliblog-Elections/images/rehman-ullah-khan.jpg</text:p>
          </table:table-cell>
          <table:table-cell table:number-columns-repeated="5"/>
          <table:table-cell office:value-type="string" calcext:value-type="string">
            <text:p>https://www.facebook.com/khanforkitchenermayor</text:p>
          </table:table-cell>
          <table:table-cell/>
          <table:table-cell office:value-type="string" calcext:value-type="string">
            <text:p>https://www.youtube.com/channel/UCVGRHOlD8y4dJO8jeYkE3og</text:p>
          </table:table-cell>
          <table:table-cell table:number-columns-repeated="8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6"/>
          <table:table-cell office:value-type="string" calcext:value-type="string">
            <text:p>https://www.tiktok.com/@val4mayorkitchener</text:p>
          </table:table-cell>
          <table:table-cell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https://www.reddit.com/user/_Colleenjames/</text:p>
          </table:table-cell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4"/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5"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5"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4"/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18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4"/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mary4kitchenercouncil.my.canva.site/" xlink:type="simple">https://mary4kitchenercouncil.my.canva.site/</text:a></text:p>
          </table:table-cell>
          <table:table-cell office:value-type="string" calcext:value-type="string">
            <text:p><text:a xlink:href="mailto:mary.henein87@gmail.com" xlink:type="simple">mary.henein87@gmail.com</text:a></text:p>
          </table:table-cell>
          <table:table-cell office:value-type="string" calcext:value-type="string">
            <text:p>Tel:+1-226-772-0418x101</text:p>
          </table:table-cell>
          <table:table-cell/>
          <table:table-cell office:value-type="string" calcext:value-type="string">
            <text:p>/Poliblog-Elections/images/mary-henein-thorn.jpg</text:p>
          </table:table-cell>
          <table:table-cell table:number-columns-repeated="4"/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/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4"/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table:number-columns-repeated="2"/>
          <table:table-cell office:value-type="string" calcext:value-type="string">
            <text:p>/Poliblog-Elections/images/michael-parkinson.jpg</text:p>
          </table:table-cell>
          <table:table-cell table:number-columns-repeated="4"/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/>
          <table:table-cell office:value-type="string" calcext:value-type="string">
            <text:p>https://www.linkedin.com/in/michael-parkinson-290367209/</text:p>
          </table:table-cell>
          <table:table-cell table:number-columns-repeated="9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4"/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5"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6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4"/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table:number-columns-repeated="9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4"/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4"/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5"/>
          <table:table-cell office:value-type="string" calcext:value-type="string">
            <text:p><text:a xlink:href="https://facebook.com/votereneekraft" xlink:type="simple">https://facebook.com/votereneekraft</text:a></text:p>
          </table:table-cell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4"/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table:number-columns-repeated="9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traceyweiler</text:p>
          </table:table-cell>
          <table:table-cell office:value-type="string" calcext:value-type="string">
            <text:p><text:a xlink:href="https://www.facebook.com/traceyweilerkw" xlink:type="simple">https://www.facebook.com/traceyweilerkw</text:a></text:p>
          </table:table-cell>
          <table:table-cell office:value-type="string" calcext:value-type="string">
            <text:p>https://www.linkedin.com/in/traceyweiler/</text:p>
          </table:table-cell>
          <table:table-cell/>
          <table:table-cell office:value-type="string" calcext:value-type="string">
            <text:p><text:a xlink:href="https://www.instagram.com/traceyweiler/" xlink:type="simple">https://www.instagram.com/traceyweiler/</text:a></text:p>
          </table:table-cell>
          <table:table-cell table:number-columns-repeated="5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6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6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4"/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3"/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electjeff.ca/" xlink:type="simple">https://www.electjeff.ca/</text:a> 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4"/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/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JuliaDunham8</text:p>
          </table:table-cell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table:style-name="ce23" office:value-type="string" calcext:value-type="string">
            <text:p>https://meenaforschools.com</text:p>
          </table:table-cell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4"/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table:number-columns-repeated="9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4"/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ollemannatasha@gmail.com</text:p>
          </table:table-cell>
          <table:table-cell table:number-columns-repeated="19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6"/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office:value-type="string" calcext:value-type="string">
            <text:p>/Poliblog-Elections/images/stephen-adaran.jpg</text:p>
          </table:table-cell>
          <table:table-cell table:style-name="Default" table:number-columns-repeated="6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tarafortrustee.ca</text:p>
          </table:table-cell>
          <table:table-cell office:value-type="string" calcext:value-type="string">
            <text:p>tarafortrustee2022@gmail.com <text:a xlink:href="mailto:taraross78@gmail" xlink:type="simple">taraross78@gmail</text:a>.com</text:p>
          </table:table-cell>
          <table:table-cell office:value-type="string" calcext:value-type="string">
            <text:p>Tel:+1-519-505-2252</text:p>
          </table:table-cell>
          <table:table-cell/>
          <table:table-cell office:value-type="string" calcext:value-type="string">
            <text:p>/Poliblog-Elections/images/tara-ross.jpg</text:p>
          </table:table-cell>
          <table:table-cell table:number-columns-repeated="4"/>
          <table:table-cell office:value-type="string" calcext:value-type="string">
            <text:p><text:a xlink:href="https://twitter.com/tarajross" xlink:type="simple">https://twitter.com/tarajross</text:a> <text:a xlink:href="https://twitter.com/TaraStanzel" xlink:type="simple">https://twitter.com/TaraStanzel</text:a></text:p>
          </table:table-cell>
          <table:table-cell/>
          <table:table-cell office:value-type="string" calcext:value-type="string">
            <text:p>https://www.linkedin.com/in/rosstara/</text:p>
          </table:table-cell>
          <table:table-cell table:number-columns-repeated="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 table:number-columns-repeated="9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4"/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table:number-columns-repeated="5"/>
          <table:table-cell office:value-type="string" calcext:value-type="string">
            <text:p><text:a xlink:href="https://twitter.com/alida_wilms" xlink:type="simple">https://twitter.com/alida_wilms</text:a> https://twitter.com/AlidaWilms</text:p>
          </table:table-cell>
          <table:table-cell/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5"/>
          <table:table-cell office:value-type="string" calcext:value-type="string">
            <text:p>https://www.facebook.com/scott.tilley.79</text:p>
          </table:table-cell>
          <table:table-cell table:number-columns-repeated="10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SusanFoxton1</text:p>
          </table:table-cell>
          <table:table-cell table:style-name="Default"/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5"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haledberbash.com/" xlink:type="simple">https://khaledberbash.com/</text:a></text:p>
          </table:table-cell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5"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longer running (but name will still appear on the ballot) <text:a xlink:href="https://www.waterloochronicle.ca/news-story/10717200-ward-2-candidate-unable-to-continue-in-waterloo-but-name-to-remain-on-ballot/" xlink:type="simple">https://www.waterloochronicle.ca/news-story/10717200-ward-2-candidate-unable-to-continue-in-waterloo-but-name-to-remain-on-ballot/</text:a></text:p>
          </table:table-cell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4"/>
          <table:table-cell office:value-type="string" calcext:value-type="string">
            <text:p>Withdrew after nomination deadline</text:p>
          </table:table-cell>
          <table:table-cell table:number-columns-repeated="2"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<text:a xlink:href="https://www.instagram.com/mujahid.shaheen/" xlink:type="simple">https://www.instagram.com/mujahid.shaheen/</text:a>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hansroachwaterloo.com/" xlink:type="simple">https://www.hansroachwaterloo.com/</text:a></text:p>
          </table:table-cell>
          <table:table-cell table:style-name="Default" office:value-type="string" calcext:value-type="string">
            <text:p><text:a xlink:href="mailto:roach.ward3waterloo@gmail.com" xlink:type="simple">roach.ward3waterloo@gmail.com</text:a> 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ns__Roach</text:p>
          </table:table-cell>
          <table:table-cell table:style-name="Default" office:value-type="string" calcext:value-type="string">
            <text:p>https://www.facebook.com/hans.roach</text:p>
          </table:table-cell>
          <table:table-cell table:style-name="Default" office:value-type="string" calcext:value-type="string">
            <text:p><text:a xlink:href="https://ca.linkedin.com/in/hans-roach-75108b227" xlink:type="simple">https://ca.linkedin.com/in/hans-roach-75108b227</text:a> <text:a xlink:href="https://www.linkedin.com/in/hansroach1/" xlink:type="simple">https://www.linkedin.com/in/hansroach1/</text:a>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https://www.linkedin.com/in/maddy-s-057922170/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5"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5"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/>
          <table:table-cell office:value-type="string" calcext:value-type="string">
            <text:p><text:a xlink:href="https://www.instagram.com/BlayrHoggWard5" xlink:type="simple">https://www.instagram.com/BlayrHoggWard5</text:a></text:p>
          </table:table-cell>
          <table:table-cell table:number-columns-repeated="7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5"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joebrenner.ca/" xlink:type="simple">https://joebrenner.ca</text:a></text:p>
          </table:table-cell>
          <table:table-cell office:value-type="string" calcext:value-type="string">
            <text:p>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<text:a xlink:href="https://www.facebook.com/JoeBrennerward5" xlink:type="simple">https://www.facebook.com/JoeBrennerward5</text:a> 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fischer4ward6.ca/" xlink:type="simple">http://www.fischer4ward6.ca/</text:a></text:p>
          </table:table-cell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5"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 office:value-type="string" calcext:value-type="string">
            <text:p>https://www.youtube.com/channel/UChSHBOcH4K37iT7I9gKhueA</text:p>
          </table:table-cell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4"/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son.fitzpatrick@gmail.com</text:p>
          </table:table-cell>
          <table:table-cell table:number-columns-repeated="5"/>
          <table:table-cell table:style-name="ce25" office:value-type="string" calcext:value-type="string">
            <text:p>Withdrawn before nomination deadline</text:p>
          </table:table-cell>
          <table:table-cell table:number-columns-repeated="2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<text:a xlink:href="https://www.facebook.com/vote.matthewschwarze/" xlink:type="simple">https://www.facebook.com/vote.matthewschwarze/</text:a> 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bruce-polan.com/polan" xlink:type="simple">https://www.bruce-polan.com/polan</text:a></text:p>
          </table:table-cell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/>
          <table:table-cell office:value-type="string" calcext:value-type="string">
            <text:p>/Poliblog-Elections/images/bruce-polan.jpg</text:p>
          </table:table-cell>
          <table:table-cell table:number-columns-repeated="5"/>
          <table:table-cell office:value-type="string" calcext:value-type="string">
            <text:p>https://www.facebook.com/bruce.polan</text:p>
          </table:table-cell>
          <table:table-cell office:value-type="string" calcext:value-type="string">
            <text:p>https://www.linkedin.com/in/brucepolan/ <text:a xlink:href="https://www.linkedin.com/in/bruce-polan-63a27916/" xlink:type="simple">https://www.linkedin.com/in/bruce-polan-63a27916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5"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5"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96-0008 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4"/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www.cindywatkin.com/" xlink:type="simple">http://www.cindywatkin.com/</text:a></text:p>
          </table:table-cell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5"/>
          <table:table-cell office:value-type="string" calcext:value-type="string">
            <text:p><text:a xlink:href="https://www.facebook.com/CindyWatkinforRegionalCouncillor" xlink:type="simple">https://www.facebook.com/CindyWatkinforRegionalCouncillor</text:a> https://www.facebook.com/cin.watkin</text:p>
          </table:table-cell>
          <table:table-cell table:number-columns-repeated="10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6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4"/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4"/>
          <table:table-cell office:value-type="string" calcext:value-type="string">
            <text:p>https://twitter.com/jmbolger</text:p>
          </table:table-cell>
          <table:table-cell office:value-type="string" calcext:value-type="string">
            <text:p><text:a xlink:href="https://www.facebook.com/Vote4JimBolger" xlink:type="simple">https://www.facebook.com/Vote4JimBolger</text:a> 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office:value-type="string" calcext:value-type="string">
            <text:p><text:a xlink:href="https://www.instagram.com/bolgerjim" xlink:type="simple">https://www.instagram.com/bolgerjim</text:a></text:p>
          </table:table-cell>
          <table:table-cell table:number-columns-repeated="5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office:value-type="string" calcext:value-type="string">
            <text:p>Tel:+1-519-404-8717</text:p>
          </table:table-cell>
          <table:table-cell/>
          <table:table-cell office:value-type="string" calcext:value-type="string">
            <text:p>/Poliblog-Elections/images/john-vieth.jpg</text:p>
          </table:table-cell>
          <table:table-cell table:number-columns-repeated="6"/>
          <table:table-cell office:value-type="string" calcext:value-type="string">
            <text:p>http://ca.linkedin.com/in/john-vieth-waterloo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arkforregionalcouncil.com/" xlink:type="simple">https://www.markforregionalcouncil.com</text:a></text:p>
          </table:table-cell>
          <table:table-cell office:value-type="string" calcext:value-type="string">
            <text:p>markforRC@gmail.com</text:p>
          </table:table-cell>
          <table:table-cell office:value-type="string" calcext:value-type="string">
            <text:p>Tel:+1-519-465-6325</text:p>
          </table:table-cell>
          <table:table-cell/>
          <table:table-cell office:value-type="string" calcext:value-type="string">
            <text:p>/Poliblog-Elections/images/mark-fisher.jpg</text:p>
          </table:table-cell>
          <table:table-cell table:number-columns-repeated="4"/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5"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Keating4council2022@gmail.com" xlink:type="simple">Keating4council2022@gmail.com</text:a></text:p>
          </table:table-cell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5"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conradstanley.info/" xlink:type="simple">https://www.conradstanley.info/</text:a></text:p>
          </table:table-cell>
          <table:table-cell office:value-type="string" calcext:value-type="string">
            <text:p>voteconradstanley@outlook.com</text:p>
          </table:table-cell>
          <table:table-cell table:number-columns-repeated="2"/>
          <table:table-cell office:value-type="string" calcext:value-type="string">
            <text:p>/Poliblog-Elections/images/conrad-stanley.jpg</text:p>
          </table:table-cell>
          <table:table-cell table:number-columns-repeated="16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/>
          <table:table-cell office:value-type="string" calcext:value-type="string">
            <text:p>/Poliblog-Elections/images/linda-cuff.jpg</text:p>
          </table:table-cell>
          <table:table-cell table:number-columns-repeated="4"/>
          <table:table-cell office:value-type="string" calcext:value-type="string">
            <text:p>https://twitter.com/LCuff4Trustee</text:p>
          </table:table-cell>
          <table:table-cell/>
          <table:table-cell office:value-type="string" calcext:value-type="string">
            <text:p>https://www.linkedin.com/in/linda-cuff-a5824913b/</text:p>
          </table:table-cell>
          <table:table-cell table:number-columns-repeated="9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4"/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5"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4"/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4"/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4"/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6"/>
          <table:table-cell table:style-name="ce36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kathleenwoodcock.ca/" xlink:type="simple">https://kathleenwoodcock.ca</text:a></text:p>
          </table:table-cell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mailto:madan_dheer@outlook.com" xlink:type="simple">madan_dheer@outlook.com</text:a> <text:a xlink:href="mailto:mdheer4trustee@outlook.com" xlink:type="simple">mdheer4trustee@outlook.com</text:a></text:p>
          </table:table-cell>
          <table:table-cell office:value-type="string" calcext:value-type="string">
            <text:p>Tel:+1-519-498-1311</text:p>
          </table:table-cell>
          <table:table-cell table:number-columns-repeated="18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4"/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404-9185 Tel:+1-519-634-9312 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4"/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office:value-type="string" calcext:value-type="string">
            <text:p>Tel:+1-1-519-222-0600 Tel:+1-519-747-8191</text:p>
          </table:table-cell>
          <table:table-cell/>
          <table:table-cell office:value-type="string" calcext:value-type="string">
            <text:p>/Poliblog-Elections/images/wendy-woodhall.jpg</text:p>
          </table:table-cell>
          <table:table-cell table:number-columns-repeated="4"/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 office:value-type="string" calcext:value-type="string">
            <text:p>https://www.instagram.com/wendywoodhall4trustee/</text:p>
          </table:table-cell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4"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16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 table:number-columns-repeated="18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6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5"/>
          <table:table-cell office:value-type="string" calcext:value-type="string">
            <text:p>https://www.tiktok.com/@angie.hallman</text:p>
          </table:table-cell>
          <table:table-cell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4"/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16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4"/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vir87</text:p>
          </table:table-cell>
          <table:table-cell table:style-name="Default" office:value-type="string" calcext:value-type="string">
            <text:p><text:a xlink:href="https://www.facebook.com/harv4council/" xlink:type="simple">https://www.facebook.com/harv4council/</text:a> https://www.facebook.com/sidhuharvir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4"/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downsforwilmot.wixsite.com/rd4wilmot</text:p>
          </table:table-cell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2"/>
          <table:table-cell office:value-type="string" calcext:value-type="string">
            <text:p>https://www.instagram.com/ron_downs1974/</text:p>
          </table:table-cell>
          <table:table-cell table:number-columns-repeated="7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25" table:number-columns-repeated="2"/>
          <table:table-cell/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stevenmartinwilmot.ca/ 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501-5471 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4"/>
          <table:table-cell table:style-name="Default" office:value-type="string" calcext:value-type="string">
            <text:p><text:a xlink:href="https://twitter.com/Steven_PMartin" xlink:type="simple">https://twitter.com/Steven_PMartin</text:a></text:p>
          </table:table-cell>
          <table:table-cell table:style-name="Default" office:value-type="string" calcext:value-type="string">
            <text:p>https://www.facebook.com/profile.php?id=850150499</text:p>
          </table:table-cell>
          <table:table-cell table:style-name="Default"/>
          <table:table-cell table:style-name="Default" office:value-type="string" calcext:value-type="string">
            <text:p>https://www.youtube.com/channel/UCwiYUDGIFb1HwVG81Fp-M2g</text:p>
          </table:table-cell>
          <table:table-cell table:style-name="Default" office:value-type="string" calcext:value-type="string">
            <text:p><text:a xlink:href="https://www.instagram.com/stevepmartin" xlink:type="simple">https://www.instagram.com/stevepmartin</text:a>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office:value-type="string" calcext:value-type="string">
            <text:p>&lt;!-- http://www.stevenmartin.ca/ --&gt;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6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4"/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sites.google.com/view/votefordanholt/" xlink:type="simple">https://sites.google.com/view/votefordanholt/</text:a> 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4"/>
          <table:table-cell office:value-type="string" calcext:value-type="string">
            <text:p>https://twitter.com/DrDanHolt</text:p>
          </table:table-cell>
          <table:table-cell office:value-type="string" calcext:value-type="string">
            <text:p><text:a xlink:href="https://www.facebook.com/dan.h.phd" xlink:type="simple">https://www.facebook.com/dan.h.phd</text:a> <text:a xlink:href="https://www.facebook.com/people/DrDan-Holt/100017102388559/" xlink:type="simple">https://www.facebook.com/people/DrDan-Holt/100017102388559/</text:a>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evan4elmira.ca</text:p>
          </table:table-cell>
          <table:table-cell office:value-type="string" calcext:value-type="string">
            <text:p>evan4elmira@gmail.com</text:p>
          </table:table-cell>
          <table:table-cell office:value-type="string" calcext:value-type="string">
            <text:p>Tel:+1-226-751-6462 <text:s/>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6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4"/>
          <table:table-cell office:value-type="string" calcext:value-type="string">
            <text:p>https://twitter.com/natecadeau</text:p>
          </table:table-cell>
          <table:table-cell office:value-type="string" calcext:value-type="string">
            <text:p>https://www.facebook.com/ncadeau</text:p>
          </table:table-cell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4"/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23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4"/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4"/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15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paul-bolger.jpg</text:p>
          </table:table-cell>
          <table:table-cell table:number-columns-repeated="5"/>
          <table:table-cell office:value-type="string" calcext:value-type="string">
            <text:p><text:a xlink:href="https://www.facebook.com/people/Paul-Bolger/100076960814768" xlink:type="simple">https://www.facebook.com/people/Paul-Bolger/100076960814768</text:a>/</text:p>
          </table:table-cell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4"/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office:value-type="string" calcext:value-type="string">
            <text:p>/Poliblog-Elections/images/gerhard-ens.jpg</text:p>
          </table:table-cell>
          <table:table-cell table:style-name="Default" table:number-columns-repeated="13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14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eased. Name removed from ballot. <text:a xlink:href="https://www.woolwich.ca/Modules/News/index.aspx?newsId=3c42e567-4c33-4407-b1d6-ad46e668da1e" xlink:type="simple">https://www.woolwich.ca/Modules/News/index.aspx?newsId=3c42e567-4c33-4407-b1d6-ad46e668da1e</text:a></text:p>
          </table:table-cell>
          <table:table-cell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office:value-type="string" calcext:value-type="string">
            <text:p>/Poliblog-Elections/images/mark-fraser.jpg</text:p>
          </table:table-cell>
          <table:table-cell table:number-columns-repeated="2"/>
          <table:table-cell office:value-type="string" calcext:value-type="string">
            <text:p>Deceased</text:p>
          </table:table-cell>
          <table:table-cell table:number-columns-repeated="13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16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cipaliti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020" table:default-cell-style-name="Default"/>
        <table:table-row table:style-name="ro2"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MuncipalityURL</text:p>
          </table:table-cell>
          <table:table-cell table:style-name="ce2" office:value-type="string" calcext:value-type="string">
            <text:p>MunicipalityLogo</text:p>
          </table:table-cell>
          <table:table-cell table:style-name="ce2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Y$138"/>
      </table:named-expressions>
      <table:database-ranges>
        <table:database-range table:name="Muncipality" table:target-range-address="Candidates.A2:Candidates.W247" table:display-filter-buttons="true" table:on-update-keep-styles="true" table:on-update-keep-size="false"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Y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B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10-18T17:18:25.741477744</dc:date>
    <meta:editing-duration>P6DT9H33M28S</meta:editing-duration>
    <meta:editing-cycles>920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141" meta:object-count="0"/>
  </office:meta>
</office:document-meta>
</file>